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ID_compt</text:p>
          </table:table-cell>
          <table:table-cell table:style-name="ce1" office:value-type="string" calcext:value-type="string">
            <text:p>comp_desc</text:p>
          </table:table-cell>
          <table:table-cell table:style-name="ce1" office:value-type="string" calcext:value-type="string">
            <text:p>comp_num</text:p>
          </table:table-cell>
          <table:table-cell table:style-name="ce1" office:value-type="string" calcext:value-type="string">
            <text:p>comp_dim</text:p>
          </table:table-cell>
          <table:table-cell table:style-name="ce1" office:value-type="string" calcext:value-type="string">
            <text:p>comp_amb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litzar els canvis i les continuïtats dels fets o fenòmens històrics per comprendre’n la causalitat històrica.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plicar els procediments de la recerca històrica a partir de la formulació de preguntes i l’anàlisi de fonts, per interpretar el passa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terpretar que el present és producte del passat, per comprendre que el futur és fruit de les decisions i accions actuals.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dentificar i valorar la identitat individual i col·lectiva per comprendre la seva intervenció en la construcció de subjectes històric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plicar les interrelacions entre els elements del’espai geogràfic, per gestionar les activitats humanes en el territori amb criteris de sostenibilitat.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plicar els procediments de l’anàlisi geogràfica apartir de la cerca i l’anàlisi de diverses fonts, per interpretar l’espaii prendre decisions.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alitzar diferents models d’organització política, econòmica i territorial, i les desigualtats que generen, per valorar com afecten la vida de les persones i fer propostes d’actuació.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alitzar les manifestacions culturals i relacionar-les amb els seus creadors i la seva època, per interpretar les diverses cosmovisions i la seva finalitat.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alorar el patrimoni cultural com a herència rebuda del passat, per defensar-ne la conservació i afavorir que les generacions futures se l’apropiïn.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alorar les expressions culturals pròpies, per afavorir la construcció de la identitat personal dins d’un món global i divers.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ormar-se un criteri propi sobre problemes socials rellevants per desenvolupar un pensament crític.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rticipar activament i de manera compromesa en projectes per exercir drets, deures i responsabilitats propis d’una societat democràtica.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ronunciar-se i comprometre’s en la defensa de la justícia, la llibertat i la igualtat entre homes i dones.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aduir un problema a llenguatge matemàtic o a una representació matemàtica utilitzant variables, símbols, diagrames imodels adequats.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mprar conceptes, eines i estratègies matemàtiques per resoldre problemes.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ntenir una actitud de recerca davant d’un problema assajant estratègies diverses.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nerar preguntes de caire matemàtic i plantejar problemes.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struir, expressar i contrastar argumentacions per justificar i validar les afirmacions que es fan en matemàtiques.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mprar el raonament matemàtic en entorns no ma-temàtics.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sar les relacions que hi ha entre les diverses parts de les matemàtiques per analitzar situacions i per raonar.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dentificar les matemàtiques implicades en situacions properes i acadèmiques i cercar situacions que es puguin relacionaramb idees matemàtiques concretes.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epresentar un concepte o relació matemàtica de diverses maneres i usar el canvi de representació com a estratègia de treball matemàtic.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xpressar idees matemàtiques amb claredat i precisió i comprendre les dels altres.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mprar la comunicació i el treball col·laboratiu per compartir i construir coneixement a partir d’idees matemàtiques.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leccionar i usar tecnologies diverses per gestionar i mostrar informació, i visualitzar i estructurar idees o processos matemàtics.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leccionar, configurar i programar dispositius digitals segons les tasques a realitzar.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Utilitzar les aplicacions d’edició de textos, presentacions multimèdia i tractament de dades numèriques per a la producció de documents digitals.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Utilitzar les aplicacions bàsiques d’edició d’imatge fixa, so i imatge en moviment per a produccions de documents digitals.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ercar, contrastar i seleccionar informació digital adequada per al treball a realitzar, tot considerant diverses fonts i mitjans digitals.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nstruir nou coneixement personal mitjançant estratègies de tractament de la informació amb el suport d’aplicacions digitals.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rganitzar i utilitzar un entorn personal de treball i aprenentatge amb eines digitals per desenvolupar-se en la societat del coneixement.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rticipar en entorns de comunicació interpersonal i publicacions virtuals per compartir informació.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alitzar activitats en grup tot utilitzant eines i entorns virtuals de treball col·laboratiu.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alitzar accions de ciutadania i de desenvolupament personal, tot utilitzant els recursos digitals propis de la societat actual.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omentar hàbits d’ús saludable de les TIC vinculats a l’ergonomia per a la prevenció de riscos.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ctuar de forma crítica i responsable en l’ús de les TIC, tot considerant aspectes ètics, legals, de seguretat, de sostenibilitat i d’identitat digital.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rendre consciència d’un mateix i implicar-se en el procés de creixement persona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èixer i posar en pràctica estratègies i hàbits que intervenen en el propi aprenentatge.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senvolupar habilitats i actituds que permetin afrontar els reptes de l’aprenentatge al llarg de la vida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rticipar a l’aula, al centre i a l’entorn de manera reflexiva i responsable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8T23:54:36.985384300</meta:creation-date>
    <dc:date>2021-02-08T23:55:05.994364969</dc:date>
    <meta:editing-duration>PT29S</meta:editing-duration>
    <meta:editing-cycles>1</meta:editing-cycles>
    <meta:document-statistic meta:table-count="1" meta:cell-count="205" meta:object-count="0"/>
    <meta:generator>LibreOffice/7.0.4.2$Linux_X86_64 LibreOffice_project/00$Build-2</meta:generator>
  </office:meta>
</office:document-meta>
</file>